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2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27"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28"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3" style:font-size-complex="15pt"/>
    </style:style>
    <style:style style:name="ce29"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0"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1" style:family="table-cell" style:parent-style-name="Default">
      <style:table-cell-properties fo:wrap-option="wrap" style:vertical-align="middle"/>
      <style:text-properties style:font-name="DejaVu Sans" fo:font-size="15pt" style:font-size-asian="15pt" style:font-size-complex="15pt"/>
    </style:style>
    <style:style style:name="ce32"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6"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3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3" style:font-size-complex="15pt"/>
    </style:style>
    <style:style style:name="ce40"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2"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3"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4"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46"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4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2"/>
        <table:table-column table:style-name="co2" table:default-cell-style-name="ce36"/>
        <table:table-column table:style-name="co3" table:default-cell-style-name="ce41"/>
        <table:table-column table:style-name="co4" table:default-cell-style-name="ce44"/>
        <table:table-column table:style-name="co5" table:default-cell-style-name="ce41"/>
        <table:table-column table:style-name="co6" table:default-cell-style-name="ce41"/>
        <table:table-column table:style-name="co7" table:number-columns-repeated="1018" table:default-cell-style-name="ce32"/>
        <table:table-row table:style-name="ro1">
          <table:table-cell table:style-name="ce25" office:value-type="string" calcext:value-type="string">
            <text:p>Exceptions</text:p>
          </table:table-cell>
          <table:table-cell table:style-name="ce25" office:value-type="string" calcext:value-type="string">
            <text:p>Cliente</text:p>
          </table:table-cell>
          <table:table-cell table:style-name="ce25" office:value-type="string" calcext:value-type="string">
            <text:p>Descripción</text:p>
          </table:table-cell>
          <table:table-cell table:style-name="ce25" office:value-type="string" calcext:value-type="string">
            <text:p>Comentario</text:p>
          </table:table-cell>
          <table:table-cell table:style-name="ce45" office:value-type="string" calcext:value-type="string">
            <text:p>RISK</text:p>
          </table:table-cell>
          <table:table-cell table:style-name="ce25" office:value-type="string" calcext:value-type="string">
            <text:p>IMPACT</text:p>
          </table:table-cell>
          <table:table-cell table:style-name="ce36" table:number-columns-repeated="1018"/>
        </table:table-row>
        <table:table-row table:style-name="ro2">
          <table:table-cell table:style-name="ce26" office:value-type="string" calcext:value-type="string">
            <text:p>Password Requirements/Password MAX Age \etc\shadow</text:p>
          </table:table-cell>
          <table:table-cell table:style-name="ce33" office:value-type="string" calcext:value-type="string">
            <text:p>GENERICO / MAXAGE / CUSTOMER</text:p>
          </table:table-cell>
          <table:table-cell table:style-name="ce37" office:value-type="string" calcext:value-type="string">
            <text:p>Account $account has invalid Password Max Age setting of null <text:s/>should be set to Customer Required Setting: 90. More secure value can be set. Account</text:p>
          </table:table-cell>
          <table:table-cell table:style-name="ce42"/>
          <table:table-cell table:style-name="ce46"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37" office:value-type="string" calcext:value-type="string">
            <text:p>This is service account. Changing this issue will cause the stopping of the services</text:p>
          </table:table-cell>
          <table:table-cell table:number-columns-repeated="1018"/>
        </table:table-row>
        <table:table-row table:style-name="ro2">
          <table:table-cell table:style-name="ce26" office:value-type="string" calcext:value-type="string">
            <text:p>Password Requirements/Password MAX Age \etc\shadow</text:p>
          </table:table-cell>
          <table:table-cell table:style-name="ce33" office:value-type="string" calcext:value-type="string">
            <text:p>GENERICO / MAXAGE / IBM</text:p>
          </table:table-cell>
          <table:table-cell table:style-name="ce37" office:value-type="string" calcext:value-type="string">
            <text:p>Account $account has invalid Password Max Age setting of null <text:s/>should be set to Customer Required Setting: 90. More secure value can be set. Account</text:p>
          </table:table-cell>
          <table:table-cell table:style-name="ce42"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37" office:value-type="string" calcext:value-type="string">
            <text:p>This is service account. Changing this issue will cause the stopping of the services</text:p>
          </table:table-cell>
          <table:table-cell table:number-columns-repeated="1018"/>
        </table:table-row>
        <table:table-row table:style-name="ro2">
          <table:table-cell table:style-name="ce27" office:value-type="string" calcext:value-type="string">
            <text:p>Protecting Resources-mixed/Ensure sticky bit is set on all world-writable directories</text:p>
          </table:table-cell>
          <table:table-cell table:style-name="ce34" office:value-type="string" calcext:value-type="string">
            <text:p>GENERICO / STICKY / CUSTOMER</text:p>
          </table:table-cell>
          <table:table-cell table:style-name="ce38" office:value-type="string" calcext:value-type="string">
            <text:p>Sticky bit is not set on world-writable directory: $directory</text:p>
          </table:table-cell>
          <table:table-cell table:style-name="ce43"/>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Changing group owner for this file can</text:p>
            <text:p>cause the service to fail.</text:p>
          </table:table-cell>
          <table:table-cell table:number-columns-repeated="1018"/>
        </table:table-row>
        <table:table-row table:style-name="ro2">
          <table:table-cell table:style-name="ce28" office:value-type="string" calcext:value-type="string">
            <text:p>Identify and Authenticate Users/Public Key Authentication</text:p>
          </table:table-cell>
          <table:table-cell table:style-name="ce35" office:value-type="string" calcext:value-type="string">
            <text:p>GENERICO / PUBLIC KEY / CUSTOMER</text:p>
          </table:table-cell>
          <table:table-cell table:style-name="ce39" office:value-type="string" calcext:value-type="string">
            <text:p>SSH authorized_keys file: $publickey; Invalid public host key length: 1024 <text:s text:c="2"/>Key type: ssh-rsa.</text:p>
          </table:table-cell>
          <table:table-cell table:style-name="ce42"/>
          <table:table-cell table:style-name="ce46"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37"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29"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35" office:value-type="string" calcext:value-type="string">
            <text:p>GENERICO / <text:s/>SERVICE : NFS / CUSTOMER</text:p>
          </table:table-cell>
          <table:table-cell table:style-name="ce40"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29"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35" office:value-type="string" calcext:value-type="string">
            <text:p>GENERICO / <text:s/>SERVICE : NFS / IBM</text:p>
          </table:table-cell>
          <table:table-cell table:style-name="ce40"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2" office:value-type="string" calcext:value-type="string">
            <text:p>NFS Server need to support business aplication."</text:p>
          </table:table-cell>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28" office:value-type="string" calcext:value-type="string">
            <text:p>Network Settings/Ensure Samba Server is not enabled</text:p>
          </table:table-cell>
          <table:table-cell table:style-name="ce35" office:value-type="string" calcext:value-type="string">
            <text:p>GENERICO / <text:s/>SERVICE / CUSTOMER</text:p>
          </table:table-cell>
          <table:table-cell table:style-name="ce39" office:value-type="string" calcext:value-type="string">
            <text:p>Ensure Samba Server is not enabled. Command: systemctl is-enabled smb</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7"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28" office:value-type="string" calcext:value-type="string">
            <text:p>Network Settings/Ensure vsftpd is not enabled and active</text:p>
          </table:table-cell>
          <table:table-cell table:style-name="ce35" office:value-type="string" calcext:value-type="string">
            <text:p>GENERICO / <text:s/>SERVICE / CUSTOMER</text:p>
          </table:table-cell>
          <table:table-cell table:style-name="ce37"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7"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29" office:value-type="string" calcext:value-type="string">
            <text:p>Network Settings/Prohibited Processes</text:p>
          </table:table-cell>
          <table:table-cell table:style-name="ce35" office:value-type="string" calcext:value-type="string">
            <text:p>GENERICO / <text:s/>SERVICE : FTP, <text:s/>Port 21 / CUSTOMER</text:p>
          </table:table-cell>
          <table:table-cell table:style-name="ce37" office:value-type="string" calcext:value-type="string">
            <text:p>TCP Port 21 prohibited if not required to support application</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8"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29" office:value-type="string" calcext:value-type="string">
            <text:p>Password Requirements/Private Key File Restriction</text:p>
            <text:p>Password Requirements/Specific Host Access</text:p>
          </table:table-cell>
          <table:table-cell table:style-name="ce35" office:value-type="string" calcext:value-type="string">
            <text:p>MONITORIZACION / AUTHORIZED_KEYS</text:p>
          </table:table-cell>
          <table:table-cell table:style-name="ce37"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2"/>
          <table:table-cell table:style-name="ce46"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48"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29" office:value-type="string" calcext:value-type="string">
            <text:p>Password Requirements/Password MIN Age Shadow</text:p>
          </table:table-cell>
          <table:table-cell table:style-name="ce35" office:value-type="string" calcext:value-type="string">
            <text:p>GENERICO / <text:s/>ACCOUNT PAM / LBK</text:p>
          </table:table-cell>
          <table:table-cell table:style-name="ce37" office:value-type="string" calcext:value-type="string">
            <text:p>Account $account has invalid Password MIN Age setting of null <text:s/>should be set to Customer Required Setting: 1. More secure value can be set. Account </text:p>
          </table:table-cell>
          <table:table-cell table:style-name="ce42"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46"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37"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29" office:value-type="string" calcext:value-type="string">
            <text:p>protecting Resources-OSRs/SUDO Command WW Permissions</text:p>
          </table:table-cell>
          <table:table-cell table:style-name="ce35" office:value-type="string" calcext:value-type="string">
            <text:p>GENERICO / <text:s/>COMMAND-SUDO / FT</text:p>
          </table:table-cell>
          <table:table-cell table:style-name="ce37" office:value-type="string" calcext:value-type="string">
            <text:p>Invalid WW permissions for command file/directory: fd_sudo <text:s/>Permissions: drwxr-xrwx <text:s/>Permissions for OTHER must be set to r-x or more stringent.</text:p>
          </table:table-cell>
          <table:table-cell table:style-name="ce42"/>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Changing group owner for this file can</text:p>
            <text:p>cause the service to fail.</text:p>
          </table:table-cell>
          <table:table-cell table:number-columns-repeated="1018"/>
        </table:table-row>
        <table:table-row table:style-name="ro2">
          <table:table-cell table:style-name="ce29" office:value-type="string" calcext:value-type="string">
            <text:p>Password Requirements/SSH PermitRootLogin Restriction</text:p>
          </table:table-cell>
          <table:table-cell table:style-name="ce35" office:value-type="string" calcext:value-type="string">
            <text:p>GENERICO / SERVICE / FT</text:p>
          </table:table-cell>
          <table:table-cell table:style-name="ce37"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2" office:value-type="string" calcext:value-type="string">
            <text:p>Para servidore CLUSTER, tiene PermitRootLogin a YES, con un Match Address a las IP del CLUSTER</text:p>
          </table:table-cell>
          <table:table-cell table:style-name="ce46"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37"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29" office:value-type="string" calcext:value-type="string">
            <text:p>System Settings/SELinux AppArmor install requirement</text:p>
          </table:table-cell>
          <table:table-cell table:style-name="ce35" office:value-type="string" calcext:value-type="string">
            <text:p>GENERICO / SELINUX / FT</text:p>
          </table:table-cell>
          <table:table-cell table:style-name="ce37" office:value-type="string" calcext:value-type="string">
            <text:p>SELinux or AppArmor should be installed and enabled</text:p>
          </table:table-cell>
          <table:table-cell table:style-name="ce42"/>
          <table:table-cell table:style-name="ce46"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3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29" office:value-type="string" calcext:value-type="string">
            <text:p>Protecting Resources-OSRs/OSR \ETC Restrictions</text:p>
          </table:table-cell>
          <table:table-cell table:style-name="ce35" office:value-type="string" calcext:value-type="string">
            <text:p>ORACLE, DBA / OSR ETC / FT</text:p>
          </table:table-cell>
          <table:table-cell table:style-name="ce37"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1"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29" office:value-type="string" calcext:value-type="string">
            <text:p>Protecting Resources-mixed/Ensure sticky bit is set on all world-writable directories</text:p>
          </table:table-cell>
          <table:table-cell table:style-name="ce35" office:value-type="string" calcext:value-type="string">
            <text:p>GENERICO / OSR TMP / FT</text:p>
          </table:table-cell>
          <table:table-cell table:style-name="ce38" office:value-type="string" calcext:value-type="string">
            <text:p>Sticky bit is not set on world-writable directory: /tmp/*</text:p>
          </table:table-cell>
          <table:table-cell table:style-name="ce31"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7" office:value-type="string" calcext:value-type="string">
            <text:p>Some services or processes may be stopped when removing permissions</text:p>
          </table:table-cell>
          <table:table-cell table:number-columns-repeated="1018"/>
        </table:table-row>
        <table:table-row table:style-name="ro2">
          <table:table-cell table:style-name="ce29" office:value-type="string" calcext:value-type="string">
            <text:p>Protecting Resources-OSRs/OSR \USR Restrictions</text:p>
          </table:table-cell>
          <table:table-cell table:style-name="ce35" office:value-type="string" calcext:value-type="string">
            <text:p>ORACLE, DBA / OSR USR / FT</text:p>
          </table:table-cell>
          <table:table-cell table:style-name="ce37"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1"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29" office:value-type="string" calcext:value-type="string">
            <text:p>Network Settings/Prohibited Processes</text:p>
          </table:table-cell>
          <table:table-cell table:style-name="ce35" office:value-type="string" calcext:value-type="string">
            <text:p>GENERICO / <text:s/>SERVICE Netsat / LBK</text:p>
          </table:table-cell>
          <table:table-cell table:style-name="ce37" office:value-type="string" calcext:value-type="string">
            <text:p>Process netstat -anlp prohibited if not required to support application</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7"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29" office:value-type="string" calcext:value-type="string">
            <text:p>Network Settings/TCP Configuration Files Restrictions</text:p>
          </table:table-cell>
          <table:table-cell table:style-name="ce35" office:value-type="string" calcext:value-type="string">
            <text:p>GENERICO / SYSCTL / FT</text:p>
          </table:table-cell>
          <table:table-cell table:style-name="ce37"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2" office:value-type="string" calcext:value-type="string">
            <text:p>Funcion necesaria para la BBDD de oracle RAC</text:p>
          </table:table-cell>
          <table:table-cell table:style-name="ce46"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37"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29" office:value-type="string" calcext:value-type="string">
            <text:p>Protecting Resources-OSRs/CRON Command Group Permissions</text:p>
          </table:table-cell>
          <table:table-cell table:style-name="ce35" office:value-type="string" calcext:value-type="string">
            <text:p>GENERICO / <text:s/>OSR-CRON / ASISA</text:p>
          </table:table-cell>
          <table:table-cell table:style-name="ce37"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2"/>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Changing group owner for this file can</text:p>
            <text:p>cause the service to fail.</text:p>
          </table:table-cell>
          <table:table-cell table:number-columns-repeated="1018"/>
        </table:table-row>
        <table:table-row table:style-name="ro2">
          <table:table-cell table:style-name="ce29" office:value-type="string" calcext:value-type="string">
            <text:p>Protecting Resources-OSRs/OSR \ETC Restrictions</text:p>
          </table:table-cell>
          <table:table-cell table:style-name="ce35" office:value-type="string" calcext:value-type="string">
            <text:p>GENERICO / OSR ETC / LBK</text:p>
          </table:table-cell>
          <table:table-cell table:style-name="ce37"/>
          <table:table-cell table:style-name="ce31"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29" office:value-type="string" calcext:value-type="string">
            <text:p>Password Requirements/NULL Passphrase</text:p>
            <text:p>Password Requirements/Private Key Passphrase</text:p>
          </table:table-cell>
          <table:table-cell table:style-name="ce35" office:value-type="string" calcext:value-type="string">
            <text:p>GENERICO / ID_RSA / CUSTOMER</text:p>
          </table:table-cell>
          <table:table-cell table:style-name="ce37"/>
          <table:table-cell table:style-name="ce42"/>
          <table:table-cell table:style-name="ce37" office:value-type="string" calcext:value-type="string">
            <text:p>If a private key is not cifrated it could compromise the transmission</text:p>
            <text:p>Of the information</text:p>
          </table:table-cell>
          <table:table-cell table:style-name="ce37"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29"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5" office:value-type="string" calcext:value-type="string">
            <text:p>GENERICO / SNMP / TIVOLI</text:p>
          </table:table-cell>
          <table:table-cell table:style-name="ce37"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2"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37" office:value-type="string" calcext:value-type="string">
            <text:p>If attackers gain control of SNMPv3’s encryption and authentication keys then they would not only be able to collect information about devices but also control the devices.</text:p>
          </table:table-cell>
          <table:table-cell table:style-name="ce37"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29" office:value-type="string" calcext:value-type="string">
            <text:p>Protecting Resources-OSRs/OSR \TMP Files Restrictions</text:p>
          </table:table-cell>
          <table:table-cell table:style-name="ce35" office:value-type="string" calcext:value-type="string">
            <text:p>GENERICO / OSR TMP / CUSTOMER</text:p>
          </table:table-cell>
          <table:table-cell table:style-name="ce38" office:value-type="string" calcext:value-type="string">
            <text:p>Invalid permissions for fileTMP, Octal permissions: 0777, Text Permissions: -rwxrwxrwx-; <text:s/>May not have execute permissions on any files and no write for others.</text:p>
          </table:table-cell>
          <table:table-cell table:style-name="ce31"/>
          <table:table-cell table:style-name="ce46"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7" office:value-type="string" calcext:value-type="string">
            <text:p>Some services or processes may be stopped when removing permissions</text:p>
          </table:table-cell>
          <table:table-cell table:number-columns-repeated="1018"/>
        </table:table-row>
        <table:table-row table:style-name="ro2">
          <table:table-cell table:style-name="ce30" office:value-type="string" calcext:value-type="string">
            <text:p>Identify and Authenticate Users/Public Key Label</text:p>
          </table:table-cell>
          <table:table-cell table:style-name="ce35" office:value-type="string" calcext:value-type="string">
            <text:p>GENERICO / LABEL / CUSTOMER</text:p>
          </table:table-cell>
          <table:table-cell table:style-name="ce37" office:value-type="string" calcext:value-type="string">
            <text:p>SSH authorized_keys file: file_authorized_keys; Some of the keys have no identifying label </text:p>
          </table:table-cell>
          <table:table-cell table:style-name="ce42"/>
          <table:table-cell table:style-name="ce37" office:value-type="string" calcext:value-type="string">
            <text:p>If a public key is not encrypted it could compromise the transmission of the information</text:p>
          </table:table-cell>
          <table:table-cell table:style-name="ce37" office:value-type="string" calcext:value-type="string">
            <text:p>The user USER_NAME is a client user, publishing the public key might pose to stop the application to work</text:p>
          </table:table-cell>
          <table:table-cell table:number-columns-repeated="1018"/>
        </table:table-row>
        <table:table-row table:style-name="ro2">
          <table:table-cell table:style-name="ce31" office:value-type="string" calcext:value-type="string">
            <text:p>Password Requirements/Password MAX Age</text:p>
          </table:table-cell>
          <table:table-cell table:style-name="ce35" office:value-type="string" calcext:value-type="string">
            <text:p>GENERICO / MAXAGE / IBM-SAP</text:p>
          </table:table-cell>
          <table:table-cell table:style-name="ce37" office:value-type="string" calcext:value-type="string">
            <text:p>aspadm</text:p>
            <text:p>db2sm1</text:p>
            <text:p>sapasp</text:p>
            <text:p>sapsm1</text:p>
            <text:p>sapsm1db</text:p>
            <text:p>sm1adm</text:p>
            <text:p>Smdadm</text:p>
          </table:table-cell>
          <table:table-cell table:style-name="ce42" office:value-type="string" calcext:value-type="string">
            <text:p><text:s/>Loss of Service with impact and losses on the client's business.</text:p>
          </table:table-cell>
          <table:table-cell table:style-name="ce3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37" office:value-type="string" calcext:value-type="string">
            <text:p>This is service account. Changing this issue will cause the stopping of the services</text:p>
          </table:table-cell>
          <table:table-cell table:number-columns-repeated="1018"/>
        </table:table-row>
        <table:table-row table:style-name="ro2" table:number-rows-repeated="225">
          <table:table-cell table:style-name="ce29"/>
          <table:table-cell table:style-name="ce35"/>
          <table:table-cell table:style-name="ce37"/>
          <table:table-cell table:style-name="ce42"/>
          <table:table-cell table:style-name="ce37" table:number-columns-repeated="2"/>
          <table:table-cell table:number-columns-repeated="1018"/>
        </table:table-row>
        <table:table-row table:style-name="ro2" table:number-rows-repeated="104832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21">00/00/0000</text:date>, <text:time style:data-style-name="N2" text:time-value="12:20:06.555770309">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2-21T15:05:17.170135900</dc:date>
    <meta:editing-cycles>214</meta:editing-cycles>
    <meta:editing-duration>P2DT23H14M46S</meta:editing-duration>
    <meta:document-statistic meta:table-count="1" meta:cell-count="145" meta:object-count="0"/>
  </office:meta>
</office:document-meta>
</file>